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986" officeooo:paragraph-rsid="0000e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k the window? – don’t count the ns</text:p>
      <text:p text:style-name="P1">frequncy per window</text:p>
      <text:p text:style-name="P1">liftover resoucres – chain files</text:p>
      <text:p text:style-name="P1">missing data in hmmlearn?</text:p>
      <text:p text:style-name="P1">Thusday 3:30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7:24:43.296115796</meta:creation-date>
    <dc:date>2025-04-28T19:20:22.617198480</dc:date>
    <meta:editing-duration>PT1H43M43S</meta:editing-duration>
    <meta:editing-cycles>1</meta:editing-cycles>
    <meta:document-statistic meta:table-count="0" meta:image-count="0" meta:object-count="0" meta:page-count="1" meta:paragraph-count="5" meta:word-count="20" meta:character-count="126" meta:non-whitespace-character-count="108"/>
    <meta:generator>LibreOffice/24.2.7.2$Linux_X86_64 LibreOffice_project/420$Build-2</meta:generator>
  </office:meta>
</office:document-meta>
</file>